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oapConnector.HttpSoapConnector( Connecto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nector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necto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necto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nector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SoapConnector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nector.HttpSoapConnector( String host , int port , boolean defaultIn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oapConnector.HttpSoap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oapConnector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nector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nector.getMax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nector.setMaxThreads( int maxThre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nector.init( ComponentContext 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SoapConnector.setServer( 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necto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